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1b36" officeooo:paragraph-rsid="00171b36"/>
    </style:style>
    <style:style style:name="P2" style:family="paragraph" style:parent-style-name="Standard" style:list-style-name="L1">
      <style:text-properties officeooo:rsid="00171b36" officeooo:paragraph-rsid="00171b36"/>
    </style:style>
    <style:style style:name="P3" style:family="paragraph" style:parent-style-name="Standard" style:list-style-name="L1">
      <style:text-properties officeooo:paragraph-rsid="00171b36"/>
    </style:style>
    <style:style style:name="P4" style:family="paragraph" style:parent-style-name="Standard">
      <style:text-properties officeooo:rsid="0019f8b2" officeooo:paragraph-rsid="0019f8b2"/>
    </style:style>
    <style:style style:name="P5" style:family="paragraph" style:parent-style-name="Standard" style:list-style-name="L2">
      <style:text-properties officeooo:rsid="0019f8b2" officeooo:paragraph-rsid="0019f8b2"/>
    </style:style>
    <style:style style:name="P6" style:family="paragraph" style:parent-style-name="Standard" style:list-style-name="L3">
      <style:text-properties officeooo:rsid="0019f8b2" officeooo:paragraph-rsid="0019f8b2"/>
    </style:style>
    <style:style style:name="P7" style:family="paragraph" style:parent-style-name="Standard">
      <style:text-properties officeooo:rsid="0019f8b2" officeooo:paragraph-rsid="001bbf8b"/>
    </style:style>
    <style:style style:name="P8" style:family="paragraph" style:parent-style-name="Standard" style:list-style-name="L3">
      <style:text-properties officeooo:rsid="001bbf8b" officeooo:paragraph-rsid="001bbf8b"/>
    </style:style>
    <style:style style:name="P9" style:family="paragraph" style:parent-style-name="Standard">
      <style:text-properties officeooo:rsid="001bbf8b" officeooo:paragraph-rsid="001bbf8b"/>
    </style:style>
    <style:style style:name="P10" style:family="paragraph" style:parent-style-name="Standard" style:list-style-name="L4">
      <style:text-properties officeooo:rsid="001bbf8b" officeooo:paragraph-rsid="001bbf8b"/>
    </style:style>
    <style:style style:name="P11" style:family="paragraph" style:parent-style-name="Standard">
      <style:text-properties officeooo:rsid="001bbf8b" officeooo:paragraph-rsid="001cde49"/>
    </style:style>
    <style:style style:name="P12" style:family="paragraph" style:parent-style-name="Standard" style:list-style-name="L3">
      <style:text-properties fo:font-style="normal" officeooo:rsid="001bbf8b" officeooo:paragraph-rsid="001bbf8b" style:font-style-asian="normal" style:font-style-complex="normal"/>
    </style:style>
    <style:style style:name="P13" style:family="paragraph" style:parent-style-name="Standard" style:list-style-name="L3">
      <style:text-properties fo:font-style="normal" officeooo:rsid="001bbf8b" officeooo:paragraph-rsid="001bbf8b" fo:background-color="#ff4000" style:font-style-asian="normal" style:font-style-complex="normal"/>
    </style:style>
    <style:style style:name="P14" style:family="paragraph" style:parent-style-name="Standard">
      <style:paragraph-properties fo:text-align="center" style:justify-single-word="false"/>
      <style:text-properties fo:font-size="13pt" fo:font-weight="bold" officeooo:rsid="00171b36" officeooo:paragraph-rsid="00171b36" style:font-size-asian="13pt" style:font-weight-asian="bold" style:font-size-complex="13pt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officeooo:rsid="0019f8b2" officeooo:paragraph-rsid="0019f8b2"/>
    </style:style>
    <style:style style:name="P16" style:family="paragraph" style:parent-style-name="Standard">
      <style:text-properties style:text-underline-style="solid" style:text-underline-width="auto" style:text-underline-color="font-color" officeooo:rsid="0019f8b2" officeooo:paragraph-rsid="001bbf8b"/>
    </style:style>
    <style:style style:name="P17" style:family="paragraph" style:parent-style-name="Standard">
      <style:text-properties style:text-underline-style="solid" style:text-underline-width="auto" style:text-underline-color="font-color" officeooo:rsid="00171b36" officeooo:paragraph-rsid="00171b36"/>
    </style:style>
    <style:style style:name="P18" style:family="paragraph" style:parent-style-name="Standard">
      <style:text-properties style:text-underline-style="solid" style:text-underline-width="auto" style:text-underline-color="font-color" officeooo:rsid="001bbf8b" officeooo:paragraph-rsid="001bbf8b"/>
    </style:style>
    <style:style style:name="P19" style:family="paragraph" style:parent-style-name="Standard" style:list-style-name="L5">
      <style:text-properties officeooo:paragraph-rsid="001cde49"/>
    </style:style>
    <style:style style:name="P20" style:family="paragraph" style:parent-style-name="Standard" style:list-style-name="L2">
      <style:text-properties fo:color="#000000" officeooo:rsid="0019f8b2" officeooo:paragraph-rsid="0019f8b2" fo:background-color="#ff8000"/>
    </style:style>
    <style:style style:name="P21" style:family="paragraph" style:parent-style-name="Standard" style:list-style-name="L3">
      <style:text-properties officeooo:rsid="0019f8b2" officeooo:paragraph-rsid="0019f8b2" fo:background-color="#ff8000"/>
    </style:style>
    <style:style style:name="P22" style:family="paragraph" style:parent-style-name="Standard" style:list-style-name="L1">
      <style:text-properties officeooo:rsid="00171b36" officeooo:paragraph-rsid="00171b36" fo:background-color="#ff8000"/>
    </style:style>
    <style:style style:name="P23" style:family="paragraph" style:parent-style-name="Standard" style:list-style-name="L1">
      <style:text-properties officeooo:rsid="0018c2ef" officeooo:paragraph-rsid="0018c2ef" fo:background-color="#ff8000"/>
    </style:style>
    <style:style style:name="P24" style:family="paragraph" style:parent-style-name="Standard" style:list-style-name="L4">
      <style:text-properties officeooo:rsid="001bbf8b" officeooo:paragraph-rsid="001bbf8b" fo:background-color="#ff8000"/>
    </style:style>
    <style:style style:name="P25" style:family="paragraph" style:parent-style-name="Standard">
      <style:text-properties officeooo:rsid="001bbf8b" officeooo:paragraph-rsid="001bbf8b" fo:background-color="#ff8000"/>
    </style:style>
    <style:style style:name="P26" style:family="paragraph" style:parent-style-name="Standard" style:list-style-name="L5">
      <style:text-properties officeooo:paragraph-rsid="001cde49" fo:background-color="#ff8000"/>
    </style:style>
    <style:style style:name="P27" style:family="paragraph" style:parent-style-name="Standard" style:list-style-name="L1">
      <style:text-properties officeooo:rsid="0019f8b2" officeooo:paragraph-rsid="0019f8b2" fo:background-color="#ff4000"/>
    </style:style>
    <style:style style:name="P28" style:family="paragraph" style:parent-style-name="Standard" style:list-style-name="L2">
      <style:text-properties officeooo:rsid="0019f8b2" officeooo:paragraph-rsid="0019f8b2" fo:background-color="#ff4000"/>
    </style:style>
    <style:style style:name="P29" style:family="paragraph" style:parent-style-name="Standard" style:list-style-name="L4">
      <style:text-properties officeooo:rsid="001bbf8b" officeooo:paragraph-rsid="001bbf8b" fo:background-color="#ff4000"/>
    </style:style>
    <style:style style:name="P30" style:family="paragraph" style:parent-style-name="Standard" style:list-style-name="L4">
      <style:text-properties officeooo:rsid="001bbf8b" officeooo:paragraph-rsid="001bbf8b" fo:background-color="#ff0000"/>
    </style:style>
    <style:style style:name="T1" style:family="text">
      <style:text-properties officeooo:rsid="00171b36"/>
    </style:style>
    <style:style style:name="T2" style:family="text">
      <style:text-properties officeooo:rsid="0018c2ef"/>
    </style:style>
    <style:style style:name="T3" style:family="text">
      <style:text-properties officeooo:rsid="001bbf8b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background-color="#ff8000" loext:char-shading-value="0"/>
    </style:style>
    <style:style style:name="T7" style:family="text">
      <style:text-properties officeooo:rsid="00171b36" fo:background-color="#ff8000" loext:char-shading-value="0"/>
    </style:style>
    <style:style style:name="T8" style:family="text">
      <style:text-properties officeooo:rsid="00171b36" fo:background-color="#ff8000" loext:char-shading-value="0"/>
    </style:style>
    <style:style style:name="T9" style:family="text">
      <style:text-properties fo:background-color="#ff8000" loext:char-shading-value="0"/>
    </style:style>
    <style:style style:name="T10" style:family="text">
      <style:text-properties fo:background-color="#ff4000" loext:char-shading-value="0"/>
    </style:style>
    <style:style style:name="T11" style:family="text">
      <style:text-properties fo:background-color="#ff40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Retour test Application CrowdCodile</text:p>
      <text:p text:style-name="P14"/>
      <text:p text:style-name="P1"/>
      <text:p text:style-name="P15">Lors de la création du compte :</text:p>
      <text:list xml:id="list2493725925" text:style-name="L2">
        <text:list-item>
          <text:p text:style-name="P5">Mot de Passe : il faut forcer l’utilisateur à créer un mot de passe difficile</text:p>
        </text:list-item>
        <text:list-item>
          <text:p text:style-name="P20">Non-reception de l’email </text:p>
        </text:list-item>
        <text:list-item>
          <text:p text:style-name="P28">Forcer l’utilisateur à créer un profil</text:p>
        </text:list-item>
      </text:list>
      <text:p text:style-name="P1"/>
      <text:p text:style-name="P17">Lors de la Création d’un projet :</text:p>
      <text:p text:style-name="P1"/>
      <text:list xml:id="list2790410359" text:style-name="L1">
        <text:list-item>
          <text:p text:style-name="P3"><text:span text:style-name="T1">Rubrique Délais :<text:tab/>→</text:span><text:span text:style-name="T8"> problème nombres négatifs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3">→<text:span text:style-name="T1"> mettre une durée limite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">Rubrique Lieu : lier codePostal et ville </text:p>
        </text:list-item>
        <text:list-item>
          <text:p text:style-name="P2">Description : mettre un nombre de caractères limite</text:p>
        </text:list-item>
        <text:list-item>
          <text:p text:style-name="P22">Contre-parties : Mettre <text:span text:style-name="T2">en</text:span> place un tableau</text:p>
        </text:list-item>
        <text:list-item>
          <text:p text:style-name="P23">Donner la possibilité de mettre plusieurs photos et vidéos</text:p>
        </text:list-item>
        <text:list-item>
          <text:p text:style-name="P23">la rubrique « profil du porteur» : par défaut ça doit être le créateur du projet</text:p>
        </text:list-item>
        <text:list-item>
          <text:p text:style-name="P27">Retirer les rubriques « contributeurs » et « suiveurs »</text:p>
        </text:list-item>
      </text:list>
      <text:p text:style-name="P4"/>
      <text:p text:style-name="P16">Menu des projets :</text:p>
      <text:p text:style-name="P7">→<text:span text:style-name="T3"> </text:span><text:s/>tous les projets apparaissent, même ceux des autres utilisateurs et on peut les éditer/supprimer. Il <text:span text:style-name="T11">faut donc revoir les autorisations utilisateur.</text:span></text:p>
      <text:p text:style-name="P7">→<text:span text:style-name="T3"> Indiquer la catégorie des projets</text:span></text:p>
      <text:p text:style-name="P4"/>
      <text:p text:style-name="P15">Lors de la création d’un don:</text:p>
      <text:list xml:id="list772440966" text:style-name="L3">
        <text:list-item>
          <text:p text:style-name="P6"><text:span text:style-name="T11">La date doit être paramétrée par défaut</text:span>, sinon on peut faire le don dans le passé ou le futur…</text:p>
        </text:list-item>
        <text:list-item>
          <text:p text:style-name="P21">On peut faire un don à un projet qui <text:span text:style-name="T3">n’existe pas</text:span></text:p>
        </text:list-item>
        <text:list-item>
          <text:p text:style-name="P8">On peut choisir un profil qui n’existe pas</text:p>
        </text:list-item>
        <text:list-item>
          <text:p text:style-name="P8">Il est possible de faire un don à 0</text:p>
        </text:list-item>
        <text:list-item>
          <text:p text:style-name="P8">Ajoute le symbole € à côté de <text:span text:style-name="T4">montant</text:span></text:p>
        </text:list-item>
        <text:list-item>
          <text:p text:style-name="P13">Malgré que le don soit enregistré , la « somme actuelle » du projet n’est pas actualisée</text:p>
        </text:list-item>
        <text:list-item>
          <text:p text:style-name="P13">On peut faire un don négatif </text:p>
        </text:list-item>
        <text:list-item>
          <text:p text:style-name="P12">l’url ne fonctionne pas</text:p>
        </text:list-item>
      </text:list>
      <text:p text:style-name="P4"/>
      <text:p text:style-name="P1"/>
      <text:p text:style-name="P18">Lors de la création d’un commentaire:</text:p>
      <text:p text:style-name="P9"/>
      <text:list xml:id="list957224663" text:style-name="L4">
        <text:list-item>
          <text:p text:style-name="P29">il faudrait directement le relier au projet</text:p>
        </text:list-item>
        <text:list-item>
          <text:p text:style-name="P10"><text:span text:style-name="T11">date pose problème </text:span>(la paramétrer par défaut)</text:p>
        </text:list-item>
        <text:list-item>
          <text:p text:style-name="P30">le profil devrait être par défaut</text:p>
        </text:list-item>
        <text:list-item>
          <text:p text:style-name="P24">le projet doit être associé au commentaire (même page)</text:p>
        </text:list-item>
      </text:list>
      <text:p text:style-name="P25"/>
      <text:p text:style-name="P11"><text:span text:style-name="T5">Lors de la consultation des commentaires</text:span></text:p>
      <text:list xml:id="list1951995346" text:style-name="L5">
        <text:list-item>
          <text:p text:style-name="P19"><text:span text:style-name="T3">Ajouter la page d’accueil</text:span></text:p>
        </text:list-item>
        <text:list-item>
          <text:p text:style-name="P19"><text:span text:style-name="T3">Ajouter la page des Catégories, des News</text:span></text:p>
        </text:list-item>
        <text:list-item>
          <text:p text:style-name="P26"><text:span text:style-name="T3">Profil : impossible de changer de mot de pass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4:58:17.012000000</meta:creation-date>
    <dc:date>2019-05-24T16:44:27.847000000</dc:date>
    <meta:editing-duration>PT7M43S</meta:editing-duration>
    <meta:editing-cycles>1</meta:editing-cycles>
    <meta:document-statistic meta:table-count="0" meta:image-count="0" meta:object-count="0" meta:page-count="1" meta:paragraph-count="35" meta:word-count="318" meta:character-count="1657" meta:non-whitespace-character-count="1396"/>
    <meta:generator>LibreOffice/6.1.5.2$Windows_X86_64 LibreOffice_project/90f8dcf33c87b3705e78202e3df5142b201bd805</meta:generator>
  </office:meta>
</office:document-meta>
</file>